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Title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6">
      <style:paragraph-properties fo:text-align="start" style:justify-single-word="false">
        <style:tab-stops>
          <style:tab-stop style:position="0.058cm"/>
          <style:tab-stop style:position="0.206cm"/>
        </style:tab-stops>
      </style:paragraph-properties>
    </style:style>
    <style:style style:name="P8" style:family="paragraph" style:parent-style-name="Standard" style:list-style-name="L6">
      <style:paragraph-properties fo:text-align="start" style:justify-single-word="false">
        <style:tab-stops>
          <style:tab-stop style:position="0.265cm"/>
        </style:tab-stops>
      </style:paragraph-properties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3">
      <style:paragraph-properties>
        <style:tab-stops>
          <style:tab-stop style:position="0.235cm"/>
        </style:tab-stops>
      </style:paragraph-properties>
    </style:style>
    <style:style style:name="P14" style:family="paragraph" style:parent-style-name="Standard" style:list-style-name="L3">
      <style:paragraph-properties>
        <style:tab-stops>
          <style:tab-stop style:position="0.206cm"/>
          <style:tab-stop style:position="0.295cm"/>
        </style:tab-stops>
      </style:paragraph-properties>
    </style:style>
    <style:style style:name="P15" style:family="paragraph" style:parent-style-name="Standard" style:list-style-name="L3">
      <style:paragraph-properties>
        <style:tab-stops>
          <style:tab-stop style:position="0.235cm"/>
          <style:tab-stop style:position="0.295cm"/>
        </style:tab-stops>
      </style:paragraph-properties>
    </style:style>
    <style:style style:name="P16" style:family="paragraph" style:parent-style-name="Standard" style:list-style-name="L3">
      <style:paragraph-properties>
        <style:tab-stops>
          <style:tab-stop style:position="0.323cm"/>
        </style:tab-stops>
      </style:paragraph-properties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 style:list-style-name="L5">
      <style:text-properties fo:font-style="italic" style:font-style-asian="italic" style:font-style-complex="italic"/>
    </style:style>
    <style:style style:name="P19" style:family="paragraph" style:parent-style-name="Standard" style:list-style-name="L8">
      <style:text-properties fo:font-style="italic" style:font-style-asian="italic" style:font-style-complex="italic"/>
    </style:style>
    <style:style style:name="P20" style:family="paragraph" style:parent-style-name="Standard" style:list-style-name="L9">
      <style:text-properties fo:font-style="italic" style:font-style-asian="italic" style:font-style-complex="italic"/>
    </style:style>
    <style:style style:name="P21" style:family="paragraph" style:parent-style-name="Standard" style:list-style-name="L10">
      <style:text-properties fo:font-style="italic" style:font-style-asian="italic" style:font-style-complex="italic"/>
    </style:style>
    <style:style style:name="P22" style:family="paragraph" style:parent-style-name="Standard" style:list-style-name="L7"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Standard" style:list-style-name="L5">
      <style:text-properties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Standard" style:list-style-name="L5">
      <style:text-properties fo:font-style="normal" style:font-style-asian="normal" style:font-style-complex="normal"/>
    </style:style>
    <style:style style:name="P25" style:family="paragraph" style:parent-style-name="Standard" style:list-style-name="L5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 style:list-style-name="L5">
      <style:text-properties fo:font-weight="bold" style:font-weight-asian="bold" style:font-weight-complex="bold"/>
    </style:style>
    <style:style style:name="P27" style:family="paragraph" style:parent-style-name="Standard" style:list-style-name="L11"/>
    <style:style style:name="P28" style:family="paragraph" style:parent-style-name="Standard" style:list-style-name="L12"/>
    <style:style style:name="P29" style:family="paragraph" style:parent-style-name="Standard" style:list-style-name="L1">
      <style:paragraph-properties>
        <style:tab-stops>
          <style:tab-stop style:position="0.146cm"/>
        </style:tab-stops>
      </style:paragraph-properties>
    </style:style>
    <style:style style:name="P30" style:family="paragraph" style:parent-style-name="Standard" style:list-style-name="L1">
      <style:paragraph-properties>
        <style:tab-stops>
          <style:tab-stop style:position="0.206cm"/>
        </style:tab-stops>
      </style:paragraph-properties>
    </style:style>
    <style:style style:name="P31" style:family="paragraph" style:parent-style-name="Standard" style:list-style-name="L1">
      <style:paragraph-properties>
        <style:tab-stops>
          <style:tab-stop style:position="0.176cm"/>
        </style:tab-stops>
      </style:paragraph-properties>
    </style:style>
    <style:style style:name="P32" style:family="paragraph" style:parent-style-name="Standard">
      <style:paragraph-properties>
        <style:tab-stops>
          <style:tab-stop style:position="2.028cm"/>
          <style:tab-stop style:position="2.058cm"/>
        </style:tab-stops>
      </style:paragraph-properties>
    </style:style>
    <style:style style:name="P33" style:family="paragraph" style:parent-style-name="Standard" style:list-style-name="L1">
      <style:paragraph-properties fo:margin-left="0.023cm" fo:margin-right="0cm" fo:text-indent="-0.617cm" style:auto-text-indent="false">
        <style:tab-stops/>
      </style:paragraph-properties>
    </style:style>
    <style:style style:name="P34" style:family="paragraph" style:parent-style-name="Standard" style:list-style-name="L3">
      <style:paragraph-properties fo:margin-left="0cm" fo:margin-right="0cm" fo:text-indent="0.034cm" style:auto-text-indent="false">
        <style:tab-stops>
          <style:tab-stop style:position="0.034cm"/>
        </style:tab-stops>
      </style:paragraph-properties>
    </style:style>
    <style:style style:name="P35" style:family="paragraph" style:parent-style-name="Standard" style:list-style-name="L3">
      <style:paragraph-properties fo:margin-left="0cm" fo:margin-right="0cm" fo:text-align="start" style:justify-single-word="false" fo:text-indent="0.034cm" style:auto-text-indent="false">
        <style:tab-stops>
          <style:tab-stop style:position="0.034cm"/>
        </style:tab-stops>
      </style:paragraph-properties>
    </style:style>
    <style:style style:name="P36" style:family="paragraph" style:parent-style-name="Standard" style:list-style-name="L3">
      <style:paragraph-properties fo:margin-left="1.91cm" fo:margin-right="0cm" fo:text-indent="-0.635cm" style:auto-text-indent="false">
        <style:tab-stops>
          <style:tab-stop style:position="-0.295cm"/>
          <style:tab-stop style:position="0.295cm"/>
        </style:tab-stops>
      </style:paragraph-properties>
    </style:style>
    <style:style style:name="P37" style:family="paragraph" style:parent-style-name="Standard" style:list-style-name="L1">
      <style:paragraph-properties fo:margin-left="3.205cm" fo:margin-right="0cm" fo:text-indent="-0.617cm" style:auto-text-indent="false">
        <style:tab-stops/>
      </style:paragraph-properties>
    </style:style>
    <style:style style:name="P38" style:family="paragraph" style:parent-style-name="Title" style:list-style-name="L1">
      <style:paragraph-properties fo:margin-left="1.102cm" fo:margin-right="0cm" fo:text-align="center" style:justify-single-word="false" fo:text-indent="-0.635cm" style:auto-text-indent="false"/>
      <style:text-properties fo:font-weight="bold" style:font-weight-asian="bold" style:font-weight-complex="bold"/>
    </style:style>
    <style:style style:name="P39" style:family="paragraph" style:parent-style-name="Text_20_body">
      <style:paragraph-properties fo:text-align="start" style:justify-single-word="false"/>
    </style:style>
    <style:style style:name="P40" style:family="paragraph" style:parent-style-name="Text_20_body" style:list-style-name="L1">
      <style:paragraph-properties fo:text-align="start" style:justify-single-word="false"/>
    </style:style>
    <style:style style:name="P41" style:family="paragraph" style:parent-style-name="Text_20_body" style:list-style-name="L6">
      <style:paragraph-properties fo:text-align="start" style:justify-single-word="false"/>
    </style:style>
    <style:style style:name="P42" style:family="paragraph" style:parent-style-name="Text_20_body" style:list-style-name="L6">
      <style:paragraph-properties fo:text-align="start" style:justify-single-word="false">
        <style:tab-stops>
          <style:tab-stop style:position="0.265cm"/>
        </style:tab-stops>
      </style:paragraph-properties>
    </style:style>
    <style:style style:name="P43" style:family="paragraph" style:parent-style-name="Text_20_body" style:list-style-name="L1">
      <style:paragraph-properties fo:text-align="start" style:justify-single-word="false">
        <style:tab-stops>
          <style:tab-stop style:position="0.265cm"/>
        </style:tab-stops>
      </style:paragraph-properties>
    </style:style>
    <style:style style:name="P44" style:family="paragraph" style:parent-style-name="Text_20_body" style:list-style-name="L1">
      <style:paragraph-properties fo:text-align="start" style:justify-single-word="false">
        <style:tab-stops>
          <style:tab-stop style:position="0.295cm"/>
        </style:tab-stops>
      </style:paragraph-properties>
    </style:style>
    <style:style style:name="P45" style:family="paragraph" style:parent-style-name="Text_20_body" style:list-style-name="L1">
      <style:paragraph-properties fo:margin-left="0.023cm" fo:margin-right="0cm" fo:text-align="start" style:justify-single-word="false" fo:text-indent="-0.635cm" style:auto-text-indent="false">
        <style:tab-stops/>
      </style:paragraph-properties>
    </style:style>
    <style:style style:name="P46" style:family="paragraph" style:parent-style-name="Text_20_body" style:list-style-name="L6">
      <style:paragraph-properties fo:margin-left="0.03cm" fo:margin-right="0cm" fo:text-align="start" style:justify-single-word="false" fo:text-indent="0cm" style:auto-text-indent="false">
        <style:tab-stops/>
      </style:paragraph-properties>
    </style:style>
    <style:style style:name="P47" style:family="paragraph" style:parent-style-name="Text_20_body" style:list-style-name="L6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8" style:family="paragraph" style:parent-style-name="Text_20_body" style:list-style-name="L6">
      <style:paragraph-properties fo:margin-left="0.146cm" fo:margin-right="0cm" fo:text-align="start" style:justify-single-word="false" fo:text-indent="-0.058cm" style:auto-text-indent="false">
        <style:tab-stops/>
      </style:paragraph-properties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"/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2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ab/><text:tab/><text:span text:style-name="T3">Система семантического хранения данных. </text:span></text:p>
      <text:p text:style-name="Standard">Задачу рассматриваемой системы можно разбить на две подзадачи:</text:p>
      <text:list xml:id="list860023663" text:style-name="L1">
        <text:list-item>
          <text:p text:style-name="P5">Задачу хранение данных в хранилище и их взаимодействие <text:s/>внутри хранилища— добавление/удаление/перемещение-переименование файлов внутри хранилища. А так же добавление тегов к файлам. </text:p>
        </text:list-item>
        <text:list-item>
          <text:p text:style-name="P5">Задачу взаимодействие хранилищ между собой — операции над хранилищами такие как синхронизация/удаление/перемещение.</text:p>
        </text:list-item>
      </text:list>
      <text:p text:style-name="Standard">Для решение каждой из подзадачи выделим три основных уровня:</text:p>
      <text:list xml:id="list1637152843" text:style-name="L2">
        <text:list-item>
          <text:p text:style-name="P9">Физический — отвечает за <text:s/>представление хранимых данных.</text:p>
        </text:list-item>
        <text:list-item>
          <text:p text:style-name="P9">Логический — отвечает за взаимодействие данных.</text:p>
        </text:list-item>
        <text:list-item>
          <text:p text:style-name="P9">Надежность— отвечает за надежность на всем уровне.</text:p>
        </text:list-item>
      </text:list>
      <text:p text:style-name="P3">Хранение данных в хранилище и их взаимодействие между собой.</text:p>
      <text:list xml:id="list584992896" text:continue-list="list860023663" text:style-name="L1">
        <text:list-item>
          <text:list>
            <text:list-header>
              <text:p text:style-name="P33">Пользователь данной системы может непосредственно над самим хранилищем производить следующие операции:</text:p>
            </text:list-header>
          </text:list>
        </text:list-item>
      </text:list>
      <text:list xml:id="list443369360" text:style-name="L1">
        <text:list-item>
          <text:p text:style-name="P5">добавление/удаление/перемещение файла в хранилище;</text:p>
        </text:list-item>
        <text:list-item>
          <text:p text:style-name="P5">пометка различными типами тегов файлы хранилища(как обычных тегов так и тегов типа тег:значение);</text:p>
        </text:list-item>
        <text:list-item>
          <text:p text:style-name="P5">объединение тегов в категории;</text:p>
        </text:list-item>
        <text:list-item>
          <text:p text:style-name="P5">доступ к файлам:</text:p>
          <text:list>
            <text:list-item>
              <text:p text:style-name="P29">поиск файлов по следующим критериям:</text:p>
              <text:list>
                <text:list-item>
                  <text:p text:style-name="P37">по тегам;</text:p>
                </text:list-item>
                <text:list-item>
                  <text:p text:style-name="P37">по тегам=значению;</text:p>
                </text:list-item>
                <text:list-item>
                  <text:p text:style-name="P37">по группа:тег:значение;</text:p>
                </text:list-item>
                <text:list-item>
                  <text:p text:style-name="P37">по имени файлов; </text:p>
                </text:list-item>
              </text:list>
            </text:list-item>
            <text:list-item>
              <text:p text:style-name="P30">доступ к файлам через директории. (как в TotallCommander, Dolphin);</text:p>
            </text:list-item>
            <text:list-item>
              <text:p text:style-name="P31">доступ к файлам через теги (представление как директории).</text:p>
            </text:list-item>
          </text:list>
        </text:list-item>
      </text:list>
      <text:p text:style-name="Standard">Рассмотрим уровни данной подзадачи:</text:p>
      <text:list xml:id="list677618780" text:style-name="L3">
        <text:list-item>
          <text:p text:style-name="P10">Физический </text:p>
        </text:list-item>
      </text:list>
      <text:p text:style-name="P32"><text:tab/><text:tab/>Все хранимые данный хранилища делятся на два типа:</text:p>
      <text:list xml:id="list562438347" text:style-name="L11">
        <text:list-item>
          <text:p text:style-name="P27">объекты хранилища;</text:p>
        </text:list-item>
        <text:list-item>
          <text:p text:style-name="P27">метаданные</text:p>
        </text:list-item>
      </text:list>
      <text:p text:style-name="Standard"><text:tab/>Все эти данные располагаются непосредственно в самом хранилище. Объекты это не что иное как файлы и папки которые находятся в хранилища, а так же объекты неопределенного типа, такие как url-ссылки. </text:p>
      <text:p text:style-name="Standard">Рассмотрим функции данного уровня:</text:p>
      <text:list xml:id="list133722059" text:style-name="L12">
        <text:list-item>
          <text:list>
            <text:list-item>
              <text:p text:style-name="P28"><text:s/>Инициализация хранилища.</text:p>
            </text:list-item>
            <text:list-item>
              <text:p text:style-name="P28"><text:s/>Поиск файлов по диску.</text:p>
            </text:list-item>
            <text:list-item>
              <text:p text:style-name="P28"><text:s/>Добавление\удаление\модификация пользователя.</text:p>
            </text:list-item>
          </text:list>
        </text:list-item>
      </text:list>
      <text:p text:style-name="Standard"><text:tab/>Для описания всех объектов хранилища а так же описания их связей используются метаданные. Эти метаданные хранятся в корне хранилища в папке .metadata. Так же в этой папке хранится история изменений в хранилище.</text:p>
      <text:list xml:id="list878393866" text:continue-list="list677618780" text:style-name="L3">
        <text:list-item>
          <text:p text:style-name="P10">Логический <text:s text:c="2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4"><text:s/><text:tab/><text:tab/>Над всеми хранимыми данными хранилища можно выполнить различного рода действия. Эти действия определяются пользователем либо самой системой при вызове вспомогательных функций.</text:p>
                                              <text:p text:style-name="P35">Рассмотрим функции данного уровня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Добавление пользователя в хранилище.</text:p>
            </text:list-item>
            <text:list-item>
              <text:p text:style-name="P13"><text:soft-page-break/>Удаление пользователя из хранилища.</text:p>
            </text:list-item>
            <text:list-item>
              <text:p text:style-name="P36">Проверка подлинности хранилища.</text:p>
            </text:list-item>
            <text:list-item>
              <text:p text:style-name="P13">Добавление\удаление\модифицирование объекта в хранилище.</text:p>
            </text:list-item>
            <text:list-item>
              <text:p text:style-name="P13">Добавление\удаление\модифицирование группы файлов в хранилище.</text:p>
            </text:list-item>
            <text:list-item>
              <text:p text:style-name="P13">Добавление\удаление\модифицирование тега к файлам.</text:p>
            </text:list-item>
            <text:list-item>
              <text:p text:style-name="P13">Добавление\удаление\модифицирование группы тегов к файлам.</text:p>
            </text:list-item>
            <text:list-item>
              <text:p text:style-name="P13">Добавление\удаление\модифицирование тега:значение к файлам.</text:p>
            </text:list-item>
            <text:list-item>
              <text:p text:style-name="P13">Добавление\удаление\модифицирование тега:значение к нескольким файлам.</text:p>
            </text:list-item>
            <text:list-item>
              <text:p text:style-name="P14">Добавление\удаление\модифицирование группы .</text:p>
            </text:list-item>
            <text:list-item>
              <text:p text:style-name="P15">Группирование тега. </text:p>
            </text:list-item>
            <text:list-item>
              <text:p text:style-name="P36">Группирование группы тегов.</text:p>
            </text:list-item>
            <text:list-item>
              <text:p text:style-name="P36">Группирование тега типа тег:значение.</text:p>
            </text:list-item>
            <text:list-item>
              <text:p text:style-name="P36">Группирование группы тегов типа тег значение.</text:p>
            </text:list-item>
            <text:list-item>
              <text:p text:style-name="P36">Поиск файлов по разным критериям.</text:p>
            </text:list-item>
            <text:list-item>
              <text:p text:style-name="P36"><text:s/>Поиск схожих с заданными критериями объектов.</text:p>
            </text:list-item>
          </text:list>
        </text:list-item>
        <text:list-item>
          <text:p text:style-name="P10">Надежность</text:p>
        </text:list-item>
      </text:list>
      <text:p text:style-name="Standard"><text:tab/><text:tab/>Хранилище каждого пользователя защищено от несанкционированного доступа паролем. Данные пользователя не может менять ни кто кроме самого пользователя. В случае изменение хранилища из вне системы происходит восстановление целостности. Для восстановления используются набор вспомогательных данных и функций, которые в совокупности друг с другом обеспечивают целостность хранилища и возможность при ее нарушении ее восстановить. К вспомогательным данным относятся такие данные как хэш файлов,история изменений хранилища.</text:p>
      <text:p text:style-name="Standard">Рассмотрим функции данного уровня:</text:p>
      <text:list xml:id="list618411800" text:continue-numbering="true" text:style-name="L3">
        <text:list-item>
          <text:list>
            <text:list-item>
              <text:p text:style-name="P16">Вычисление хэша для файлов.</text:p>
            </text:list-item>
            <text:list-item>
              <text:p text:style-name="P16">Добавление записи в историю изменений хранилища.</text:p>
            </text:list-item>
            <text:list-item>
              <text:p text:style-name="P16">Восстановление целостности при перемещение\удаление объектов хранилища.</text:p>
            </text:list-item>
          </text:list>
        </text:list-item>
      </text:list>
      <text:p text:style-name="Standard"/>
      <text:list xml:id="list33404861" text:continue-list="list443369360" text:style-name="L1">
        <text:list-header>
          <text:p text:style-name="P38">Взаимодействия хранилищ между собой.</text:p>
          <text:p text:style-name="P45">Каждый пользователь может настраивать систему под себя а так же производить ряд действий непосредственно над самими хранилищами. Рассмотрим возможные операции пользователя над хранилищами:</text:p>
        </text:list-header>
      </text:list>
      <text:list xml:id="list1795904835" text:style-name="L1">
        <text:list-item>
          <text:p text:style-name="P6">добавление/удаление пользователем хранилища;</text:p>
        </text:list-item>
        <text:list-item>
          <text:p text:style-name="P40">создание/удаление/модификация хранилища;</text:p>
        </text:list-item>
        <text:list-item>
          <text:p text:style-name="P40">слияние одного хранилища в другое;</text:p>
        </text:list-item>
        <text:list-item>
          <text:p text:style-name="P40">синхронизация хранилищ:</text:p>
          <text:list>
            <text:list-item>
              <text:p text:style-name="P44">синхронизация разных хранилищам;</text:p>
            </text:list-item>
            <text:list-item>
              <text:p text:style-name="P43">синхронизация родственных хранилищ;</text:p>
            </text:list-item>
          </text:list>
        </text:list-item>
        <text:list-item>
          <text:p text:style-name="P40">создание резервной копии хранилища;</text:p>
        </text:list-item>
        <text:list-item>
          <text:p text:style-name="P40">объединение несколько хранилища в группы.</text:p>
        </text:list-item>
      </text:list>
      <text:p text:style-name="P2"/>
      <text:p text:style-name="P1"/>
      <text:p text:style-name="Standard">Рассмотрим уровни для данной подзадачи:</text:p>
      <text:list xml:id="list1817008986" text:style-name="L6">
        <text:list-item>
          <text:p text:style-name="P41">Физический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6"><text:s/><text:tab/><text:tab/>Вся информация о хранилищах пользователя хранится в одном файле, в домашней директории пользователя. В данном файле описываются как группировка хранилищ так и просто сами хранилища. </text:p>
                                              <text:p text:style-name="P47">Рассмотрим основные функции данного уровня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Создание\перемещение\удаление хранилища.</text:p>
            </text:list-item>
            <text:list-item>
              <text:p text:style-name="P7">Подключение пользователя к хранилищу.</text:p>
            </text:list-item>
            <text:list-item>
              <text:p text:style-name="P7">Группирование хранилищ.</text:p>
            </text:list-item>
          </text:list>
        </text:list-item>
        <text:list-item>
          <text:p text:style-name="P41">Логический</text:p>
          <text:list>
            <text:list-item>
              <text:list>
                <text:list-header>
                  <text:p text:style-name="P48"><text:s/><text:tab/><text:tab/>Над хранилищами можно выполнить различного плана действия. Эти действия определяются пользователем либо системой при вызове вспомогательных функций. Все взаимодействия с хранилищами происходит попарно. Но количество таких по парных операций над хранилищами не ограничено.</text:p>
                  <text:p text:style-name="P48">Рассмотрим основные функции данного уровня:</text:p>
                </text:list-header>
              </text:list>
            </text:list-item>
            <text:list-item>
              <text:p text:style-name="P42">Создание клона хранилища.</text:p>
            </text:list-item>
            <text:list-item>
              <text:p text:style-name="P42">Создание частичного клона по комбинации нескольких директорий и\или тегов.</text:p>
            </text:list-item>
            <text:list-item>
              <text:p text:style-name="P42">Создание частичного клона всех файлов только одного пользователя.</text:p>
            </text:list-item>
            <text:list-item>
              <text:p text:style-name="P42">Создание клона всего хранилища за исключением подключенных отключенных пользователем директорий.</text:p>
            </text:list-item>
            <text:list-item>
              <text:p text:style-name="P42">Создание клона по комбинации нескольких директорий и\или тегов для всех файлов конкретного пользователя.</text:p>
            </text:list-item>
            <text:list-item>
              <text:p text:style-name="P42">Создание по двум разным хранилищам 2а одинаковых хранилища.</text:p>
            </text:list-item>
            <text:list-item>
              <text:p text:style-name="P42">Определение родственных хранилищ.</text:p>
            </text:list-item>
            <text:list-item>
              <text:p text:style-name="P42">Определение не совпадения хранилищ.</text:p>
            </text:list-item>
          </text:list>
        </text:list-item>
        <text:list-item>
          <text:p text:style-name="P41">Надежность</text:p>
        </text:list-item>
      </text:list>
      <text:p text:style-name="P4"><text:tab/>Для ускорения процесса синхронизации будет использоваться сравнение хранилищ по история изменений. В результате сравнений определяется схожесть хранилищ и тем самым производится не полная а частичная синхронизация. В результате таких частичных синхронизаций могут возникнуть проблемные ситуации связанные с разными именами, месторасположением и именами одних и тех же файлов. Для нахождения и устранения таких конфликтных ситуаций необходимо использовать следующие функции:</text:p>
      <text:list xml:id="list1897178798" text:continue-numbering="true" text:style-name="L6">
        <text:list-item>
          <text:list>
            <text:list-item>
              <text:p text:style-name="P42">Поиск новых объектов хранилищах.</text:p>
            </text:list-item>
            <text:list-item>
              <text:p text:style-name="P42">Поиск среди новых объектов хранилища измененных старых.</text:p>
            </text:list-item>
            <text:list-item>
              <text:p text:style-name="P42">Расположение всех объектов в хранилище.</text:p>
            </text:list-item>
            <text:list-item>
              <text:p text:style-name="P42">Вывод конфликтных ситуаций пользователю для определения дальнейшего решения.</text:p>
            </text:list-item>
          </text:list>
        </text:list-item>
      </text:list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10-02-10T01:40:06</meta:creation-date>
    <dc:date>2010-02-22T04:33:00</dc:date>
    <meta:editing-cycles>163</meta:editing-cycles>
    <meta:editing-duration>PT19H21M38S</meta:editing-duration>
    <meta:document-statistic meta:table-count="0" meta:image-count="0" meta:object-count="0" meta:page-count="3" meta:paragraph-count="91" meta:word-count="768" meta:character-count="6183"/>
    <meta:user-defined meta:name="Поле 1"/>
    <meta:user-defined meta:name="Поле 2"/>
    <meta:user-defined meta:name="Поле 3"/>
    <meta:user-defined meta:name="Поле 4"/>
  </office:meta>
</office:document-meta>
</file>